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28cm" fo:min-width="18.663cm"/>
    </style:style>
    <style:style style:name="gr3" style:family="graphic" style:parent-style-name="standard">
      <style:graphic-properties draw:stroke="solid" svg:stroke-color="#ff3333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タイトル_20_スライド-notes">
      <style:graphic-properties draw:fill-color="#ffffff" fo:min-height="13.364cm"/>
    </style:style>
    <style:style style:name="pr2" style:family="presentation" style:parent-style-name="タイトルとコンテンツ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text-properties fo:color="#ff3333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18pt" fo:hyphenate="false"/>
    </style:style>
    <style:style style:name="P6" style:family="paragraph">
      <style:text-properties fo:font-size="20pt"/>
    </style:style>
    <style:style style:name="T1" style:family="text">
      <style:text-properties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ff3333"/>
    </style:style>
    <style:style style:name="T4" style:family="text">
      <style:text-properties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c0504d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80808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ff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b2b2b2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タイトル_20_スライド" presentation:presentation-page-layout-name="AL1T0">
        <draw:custom-shape draw:name="テキスト ボックス 3" draw:style-name="gr1" draw:text-style-name="P2" draw:layer="layout" svg:width="12.357cm" svg:height="1.436cm" svg:x="7.005cm" svg:y="1.418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6" draw:style-name="gr1" draw:text-style-name="P2" draw:layer="layout" svg:width="23.144cm" svg:height="5.585cm" svg:x="1.729cm" svg:y="4.828cm">
          <text:p text:style-name="P1"><text:span text:style-name="T2"><text:s text:c="4"/></text:span><text:span text:style-name="T2">- </text:span><text:span text:style-name="T2">データ構造パラダイムを統一 </text:span></text:p>
          <text:p text:style-name="P1"><text:span text:style-name="T2">　　</text:span><text:span text:style-name="T2">=&gt; NIMS Standard SpreadSheet</text:span></text:p>
          <text:p text:style-name="P1"><text:span text:style-name="T2">　　　　（データ形式</text:span><text:span text:style-name="T2">=</text:span><text:span text:style-name="T2">データ構造となるような厳密解釈を目指す）</text:span></text:p>
          <text:p text:style-name="P1"><text:span text:style-name="T2"><text:s text:c="4"/></text:span><text:span text:style-name="T2">- </text:span><text:span text:style-name="T2">シンプルなデータ構造のみを扱う </text:span></text:p>
          <text:p text:style-name="P1"><text:span text:style-name="T2">　　</text:span><text:span text:style-name="T2">=&gt; CSV</text:span></text:p>
          <text:p text:style-name="P1"><text:span text:style-name="T2"><text:s text:c="4"/></text:span><text:span text:style-name="T2">- </text:span><text:span text:style-name="T2">統一されたデータ構造パラダイムの下でデータを扱う </text:span></text:p>
          <text:p text:style-name="P1"><text:span text:style-name="T2">　　</text:span><text:span text:style-name="T2">=&gt; </text:span><text:span text:style-name="T2">シンプルで最低限のオペレーション定義 </text:span><text:span text:style-name="T2">=&gt; NIMS</text:span><text:span text:style-name="T2">オリジナルな定義言語 </text:span></text:p>
          <draw:enhanced-geometry draw:mirror-horizontal="false" draw:mirror-vertical="false" svg:viewBox="0 0 23149 55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2.404cm" svg:height="1.013cm" svg:x="0.35cm" svg:y="3.4cm">
          <text:p text:style-name="P1"><text:span text:style-name="T2">目的：</text:span></text:p>
          <draw:enhanced-geometry draw:mirror-horizontal="false" draw:mirror-vertical="false" svg:viewBox="0 0 240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layer="layout" svg:width="19.163cm" svg:height="7.281cm" svg:x="4cm" svg:y="10.624cm">
          <draw:text-box>
            <text:p>定義言語 tq：</text:p>
            <text:p>&lt;head&gt;::=&lt;ref-label&gt;?&lt;reference&gt;?&lt;function&gt;?&lt;name&gt;?&lt;bind&gt;?;</text:p>
            <text:p>&lt;ref-label&gt;::=(’#’|’##’)&lt;num&gt;+;</text:p>
            <text:p>&lt;reference&gt;::=’$’(’#’|’##’)&lt;num&gt;+;</text:p>
            <text:p>&lt;function&gt;::=’{'&lt;operator&gt;?&lt;T-form&gt;?’}’;</text:p>
            <text:p><text:s text:c="9"/><text:span text:style-name="T3">OR</text:span> &lt;function&gt;::=’{'&lt;operator&gt;?&lt;T-form&gt;?<text:span text:style-name="T3">(,&lt;T-form&gt;)*</text:span>’}’;</text:p>
            <text:p>&lt;name&gt;::=&lt;char&gt;+; <text:s text:c="36"/><text:span text:style-name="T3">// &lt;name&gt;</text:span><text:span text:style-name="T3">不要か？</text:span></text:p>
            <text:p>&lt;bind&gt;::=’[’(&lt;num&gt;+(,&lt;num&gt;+)*)?’]’;</text:p>
            <text:p>&lt;operator&gt;::='$'&lt;name&gt;'$'</text:p>
            <text:p>&lt;T-form&gt;::=&lt;head&gt;(’(’(&lt;T-form&gt;(’,’&lt;T-form&gt;)*)?’)’)*;</text:p>
          </draw:text-box>
        </draw:frame>
        <draw:frame draw:style-name="gr3" draw:text-style-name="P3" draw:layer="layout" svg:width="2.407cm" svg:height="0.882cm" svg:x="0.094cm" svg:y="0.118cm">
          <draw:text-box>
            <text:p text:style-name="P3"><text:span text:style-name="T3">要検討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タイトルとコンテンツ" presentation:presentation-page-layout-name="AL2T11">
        <draw:custom-shape draw:name="テキスト ボックス 3" draw:style-name="gr1" draw:text-style-name="P2" draw:layer="layout" svg:width="17.517cm" svg:height="13.967cm" svg:x="1.544cm" svg:y="2.493cm">
          <text:p text:style-name="P1"><text:span text:style-name="T2">- </text:span><text:span text:style-name="T2">データ構造記述 </text:span><text:span text:style-name="T2">= NS3 + CSV + tq</text:span></text:p>
          <text:p text:style-name="P1"><text:span text:style-name="T2">- NIMS Standard SpreadSheet</text:span><text:span text:style-name="T2">形式</text:span><text:span text:style-name="T2">(NS3):</text:span></text:p>
          <text:p text:style-name="P1"><text:span text:style-name="T2"><text:s text:c="4"/></text:span><text:span text:style-name="T2">NS3:: &lt;Dataset&gt;</text:span></text:p>
          <text:p text:style-name="P1"><text:span text:style-name="T2"><text:s text:c="4"/></text:span><text:span text:style-name="T2">&lt;Dataset&gt;::=(&lt;Line&gt;,...)</text:span></text:p>
          <text:p text:style-name="P1"><text:span text:style-name="T2"><text:s text:c="4"/></text:span><text:span text:style-name="T2">&lt;Line&gt;::=(&lt;Cell&gt;,...)</text:span></text:p>
          <text:p text:style-name="P1"><text:span text:style-name="T2"><text:s text:c="4"/></text:span><text:span text:style-name="T2">&lt;Cell&gt;::=(&lt;Item&gt;,Quantity(&lt;Value&gt;,&lt;Unit&gt;)) </text:span></text:p>
          <text:p text:style-name="P1"><text:span text:style-name="T2"><text:s text:c="16"/></text:span><text:span text:style-name="T2">| (&lt;Item&gt;,&lt;Type&gt;(&lt;Value&gt;))</text:span></text:p>
          <text:p text:style-name="P1"><text:span text:style-name="T2">- CSV:</text:span></text:p>
          <text:p text:style-name="P1"><text:span text:style-name="T2"><text:s text:c="2"/></text:span><text:span text:style-name="T2">厳密に</text:span><text:span text:style-name="T2">CSV</text:span><text:span text:style-name="T2">のみ</text:span></text:p>
          <text:p text:style-name="P1"><text:span text:style-name="T2">- &lt;Item&gt;:</text:span></text:p>
          <text:p text:style-name="P1"><text:span text:style-name="T2">　辞書登録されている属性名</text:span></text:p>
          <text:p text:style-name="P1"><text:span text:style-name="T2">- </text:span><text:span text:style-name="T2">データ形式定義</text:span><text:span text:style-name="T2">:</text:span></text:p>
          <text:p text:style-name="P1"><text:span text:style-name="T2"><text:s text:c="2"/></text:span><text:span text:style-name="T2">NIMS</text:span><text:span text:style-name="T2">のオリジナル言語</text:span><text:span text:style-name="T2">: tq</text:span></text:p>
          <text:p text:style-name="P1"><text:span text:style-name="T2">- </text:span><text:span text:style-name="T2">データ形式定義によるシンプルな最低限のオペレーション</text:span><text:span text:style-name="T2">:</text:span></text:p>
          <text:p text:style-name="P1"><text:span text:style-name="T2"><text:s text:c="2"/></text:span><text:span text:style-name="T2">- CSV</text:span><text:span text:style-name="T2">から</text:span><text:span text:style-name="T2">NS3</text:span><text:span text:style-name="T2">形式への変換</text:span></text:p>
          <text:p text:style-name="P1"><text:span text:style-name="T2"><text:s text:c="2"/></text:span><text:span text:style-name="T2">- </text:span><text:span text:style-name="T2">複数</text:span><text:span text:style-name="T2">CSV</text:span><text:span text:style-name="T2">ファイルの統合</text:span></text:p>
          <text:p text:style-name="P1"><text:span text:style-name="T2">　　（複数</text:span><text:span text:style-name="T2">CSV</text:span><text:span text:style-name="T2">ファイルから一つの</text:span><text:span text:style-name="T2">NS3</text:span><text:span text:style-name="T2">形式への変換）</text:span></text:p>
          <text:p text:style-name="P1"><text:span text:style-name="T2"><text:s text:c="2"/></text:span><text:span text:style-name="T2">- </text:span><text:span text:style-name="T2">辞書と</text:span><text:span text:style-name="T2">CSV</text:span><text:span text:style-name="T2">ファイルの統合</text:span></text:p>
          <draw:enhanced-geometry draw:mirror-horizontal="false" draw:mirror-vertical="false" svg:viewBox="0 0 12404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3.674cm" svg:height="1.013cm" svg:x="0.4cm" svg:y="1.287cm">
          <text:p text:style-name="P1"><text:span text:style-name="T2">構造定義：</text:span></text:p>
          <draw:enhanced-geometry draw:mirror-horizontal="false" draw:mirror-vertical="false" svg:viewBox="0 0 36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8.754cm" svg:height="3.299cm" svg:x="3.679cm" svg:y="8.718cm">
          <text:p text:style-name="P1"><text:span text:style-name="T2"/></text:p>
          <draw:enhanced-geometry draw:mirror-horizontal="false" draw:mirror-vertical="false" svg:viewBox="0 0 875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57cm" svg:height="1.436cm" svg:x="7.005cm" svg:y="0.029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1" draw:text-style-name="P2" draw:layer="layout" svg:width="17.178cm" svg:height="4.061cm" svg:x="3.756cm" svg:y="14.121cm">
          <text:p text:style-name="P1"><text:span text:style-name="T2"/></text:p>
          <draw:enhanced-geometry draw:mirror-horizontal="false" draw:mirror-vertical="false" svg:viewBox="0 0 17179 40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6" draw:style-name="gr1" draw:text-style-name="P2" draw:layer="layout" svg:width="8.127cm" svg:height="1.775cm" svg:x="3.731cm" svg:y="12.148cm">
          <text:p text:style-name="P1"><text:span text:style-name="T2"/></text:p>
          <draw:enhanced-geometry draw:mirror-horizontal="false" draw:mirror-vertical="false" svg:viewBox="0 0 8128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タイトルとコンテンツ" presentation:presentation-page-layout-name="AL2T11">
        <draw:custom-shape draw:name="テキスト ボックス 3" draw:style-name="gr1" draw:text-style-name="P2" draw:layer="layout" svg:width="8.75cm" svg:height="3.297cm" svg:x="0.622cm" svg:y="11.463cm">
          <text:p text:style-name="P1"><text:span text:style-name="T2"><text:s text:c="2"/></text:span><text:span text:style-name="T2">- </text:span><text:span text:style-name="T2">項レファレンス：</text:span></text:p>
          <text:p text:style-name="P1"><text:span text:style-name="T2"><text:s text:c="4"/></text:span><text:span text:style-name="T2">#1($#1) =&gt; #1($#1@#1)</text:span></text:p>
          <text:p text:style-name="P1"><text:span text:style-name="T2"><text:s text:c="2"/></text:span><text:span text:style-name="T2">- </text:span><text:span text:style-name="T2">木レファレンス：</text:span></text:p>
          <text:p text:style-name="P1"><text:span text:style-name="T2"><text:s text:c="4"/></text:span><text:span text:style-name="T2">$##1(##1) =&gt; $##1@##1(##1)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5.579cm" svg:height="1.013cm" svg:x="0.169cm" svg:y="10.462cm">
          <text:p text:style-name="P1"><text:span text:style-name="T2">レファレンス例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57cm" svg:height="1.436cm" svg:x="7.005cm" svg:y="0.691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4" draw:layer="layout" svg:width="6.853cm" svg:height="1.013cm" svg:x="0.265cm" svg:y="3.6cm">
          <text:p text:style-name="P1"><text:span text:style-name="T2">レファレンスの定義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4" draw:layer="layout" svg:width="16.37cm" svg:height="2.537cm" svg:x="0.832cm" svg:y="4.663cm">
          <text:p text:style-name="P1"><text:span text:style-name="T2"><text:s text:c="2"/></text:span><text:span text:style-name="T2">- </text:span><text:span text:style-name="T2">グラフおよび均質化２部グラフ構造を表すための表現</text:span></text:p>
          <text:p text:style-name="P1"><text:span text:style-name="T2"><text:s text:c="2"/></text:span><text:span text:style-name="T2">- </text:span><text:span text:style-name="T2">項レファレンス</text:span></text:p>
          <text:p text:style-name="P1"><text:span text:style-name="T2"><text:s text:c="2"/></text:span><text:span text:style-name="T2">- </text:span><text:span text:style-name="T2">木レファレンス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タイトルとコンテンツ" presentation:presentation-page-layout-name="AL2T11">
        <draw:custom-shape draw:name="テキスト ボックス 3" draw:style-name="gr1" draw:text-style-name="P5" draw:layer="layout" svg:width="8.073cm" svg:height="4.821cm" svg:x="0.662cm" svg:y="11.463cm">
          <text:p text:style-name="P1"><text:span text:style-name="T2">- ex.1</text:span><text:span text:style-name="T2">：</text:span></text:p>
          <text:p text:style-name="P1"><text:span text:style-name="T2"><text:s text:c="2"/></text:span><text:span text:style-name="T2">[1] =&gt; [1]%(A)</text:span></text:p>
          <text:p text:style-name="P1"><text:span text:style-name="T2">- ex.2</text:span><text:span text:style-name="T2">：</text:span></text:p>
          <text:p text:style-name="P1"><text:span text:style-name="T2"><text:s text:c="2"/></text:span><text:span text:style-name="T2">[2] =&gt; [2]%(A,B)</text:span></text:p>
          <text:p text:style-name="P1"><text:span text:style-name="T2">- ex.3</text:span><text:span text:style-name="T2">：</text:span></text:p>
          <text:p text:style-name="P1"><text:span text:style-name="T2"><text:s text:c="2"/></text:span><text:span text:style-name="T2">[2]([2]) =&gt; [2]([2])%(A,B,C,D)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5" draw:layer="layout" svg:width="4.948cm" svg:height="1.013cm" svg:x="0.484cm" svg:y="10.462cm">
          <text:p text:style-name="P1"><text:span text:style-name="T2">バインドの例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5" draw:layer="layout" svg:width="12.357cm" svg:height="1.436cm" svg:x="7.005cm" svg:y="0.691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5" draw:layer="layout" svg:width="5.583cm" svg:height="1.013cm" svg:x="0.5cm" svg:y="3.6cm">
          <text:p text:style-name="P1"><text:span text:style-name="T2">バインドの定義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5" draw:layer="layout" svg:width="15.447cm" svg:height="2.537cm" svg:x="0.993cm" svg:y="4.663cm">
          <text:p text:style-name="P1"><text:span text:style-name="T2">- </text:span><text:span text:style-name="T2">構造（ノード）に「値」をバインドするための表現</text:span></text:p>
          <text:p text:style-name="P1"><text:span text:style-name="T2">- </text:span><text:span text:style-name="T2">対象はリーフノードのみ</text:span></text:p>
          <text:p text:style-name="P1"><text:span text:style-name="T2">- </text:span><text:span text:style-name="T2">配列サイズは上位のノードから引き継がれる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タイトルとコンテンツ" presentation:presentation-page-layout-name="AL2T11">
        <draw:custom-shape draw:name="テキスト ボックス 3" draw:style-name="gr1" draw:text-style-name="P5" draw:layer="layout" svg:width="15.844cm" svg:height="3.299cm" svg:x="0.782cm" svg:y="11.43cm">
          <text:p text:style-name="P1"><text:span text:style-name="T2">- CSV</text:span><text:span text:style-name="T2">から</text:span><text:span text:style-name="T2">NS3</text:span><text:span text:style-name="T2">形式への変換</text:span></text:p>
          <text:p text:style-name="P1"><text:span text:style-name="T2">- </text:span><text:span text:style-name="T2">複数</text:span><text:span text:style-name="T2">CSV</text:span><text:span text:style-name="T2">ファイルの統合</text:span></text:p>
          <text:p text:style-name="P1"><text:span text:style-name="T2">　　（複数</text:span><text:span text:style-name="T2">CSV</text:span><text:span text:style-name="T2">ファイルから一つの</text:span><text:span text:style-name="T2">NS3</text:span><text:span text:style-name="T2">形式への変換）</text:span></text:p>
          <text:p text:style-name="P1"><text:span text:style-name="T2">- </text:span><text:span text:style-name="T2">辞書と</text:span><text:span text:style-name="T2">CSV</text:span><text:span text:style-name="T2">ファイルの統合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5" draw:layer="layout" svg:width="14.469cm" svg:height="1.013cm" svg:x="0.131cm" svg:y="10.462cm">
          <text:p text:style-name="P1"><text:span text:style-name="T2">オペレーション例（次スライドより順次紹介）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5" draw:layer="layout" svg:width="12.357cm" svg:height="1.436cm" svg:x="7.005cm" svg:y="0.691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5" draw:layer="layout" svg:width="6.218cm" svg:height="1.013cm" svg:x="0.182cm" svg:y="3.6cm">
          <text:p text:style-name="P1"><text:span text:style-name="T2">オペレータの検討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5" draw:layer="layout" svg:width="20.527cm" svg:height="4.821cm" svg:x="0.767cm" svg:y="4.501cm">
          <text:p text:style-name="P1"><text:span text:style-name="T2">- </text:span><text:span text:style-name="T2">より高度な操作に対応するため”オペレータ”の概念を導入</text:span></text:p>
          <text:p text:style-name="P1"><text:span text:style-name="T2">- </text:span><text:span text:style-name="T2">木構造の変更を伴う効果をもたらすものはオペレータとする</text:span></text:p>
          <text:p text:style-name="P1"><text:span text:style-name="T2"><text:s text:c="2"/></text:span><text:span text:style-name="T2">（項参照は言語構造そのものなのでオペレータではない）</text:span></text:p>
          <text:p text:style-name="P1"><text:span text:style-name="T2">- </text:span><text:span text:style-name="T2">それ以外の効果をもたらすものも、場合によってはオペレータとする</text:span></text:p>
          <text:p text:style-name="P1"><text:span text:style-name="T2">- </text:span><text:span text:style-name="T2">今まで関数としていたものはあらたにオペレータと呼ぶ</text:span></text:p>
          <text:p text:style-name="P1"><text:span text:style-name="T2">- </text:span><text:span text:style-name="T2">オペレータの引数は、「自分自身以降の木」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46cm" svg:height="1.013cm" svg:x="0.705cm" svg:y="6.611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0.467cm" svg:height="1.013cm" svg:x="3.547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1</text:span><text:span text:style-name="T2">（</text:span><text:span text:style-name="T2">1</text:span><text:span text:style-name="T2">ファイル</text:span><text:span text:style-name="T2">;</text:span><text:span text:style-name="T2">現仕様）</text:span></text:p>
          <draw:enhanced-geometry draw:mirror-horizontal="false" draw:mirror-vertical="false" svg:viewBox="0 0 2046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57cm" svg:height="1.436cm" svg:x="7.005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cm" svg:height="1.013cm" svg:x="0.667cm" svg:y="9.732cm">
          <text:p text:style-name="P1"><text:span text:style-name="T2">- </text:span><text:span text:style-name="T2">コマンド</text:span><text:span text:style-name="T2">: ./tq.o in=data.ns3.ddf out=data.ns3.ddl data=data.ns3.csv 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5" draw:text-style-name="P2" draw:layer="layout" svg:width="4.239cm" svg:height="4.395cm" svg:x="16.886cm" svg:y="4.64cm">
          <text:p text:style-name="P1"><text:span text:style-name="T4">Length,Weight</text:span></text:p>
          <text:p text:style-name="P1"><text:span text:style-name="T4">Quantity,Quantity</text:span></text:p>
          <text:p text:style-name="P1"><text:span text:style-name="T4">mm,kg</text:span></text:p>
          <text:p text:style-name="P1"><text:span text:style-name="T4">300,100</text:span></text:p>
          <text:p text:style-name="P1"><text:span text:style-name="T4">320,102</text:span></text:p>
          <text:p text:style-name="P1"><text:span text:style-name="T4">302,101</text:span></text:p>
          <text:p text:style-name="P1"><text:span text:style-name="T4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5" draw:text-style-name="P2" draw:layer="layout" svg:width="5.335cm" svg:height="0.843cm" svg:x="1.364cm" svg:y="7.637cm">
          <text:p text:style-name="P1"><text:span text:style-name="T4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5" draw:text-style-name="P2" draw:layer="layout" svg:width="5.763cm" svg:height="0.843cm" svg:x="1.417cm" svg:y="4.658cm">
          <text:p text:style-name="P1"><text:span text:style-name="T4">(#1[2],#2[2],#3[2],#4[4,2])</text:span></text:p>
          <draw:enhanced-geometry draw:mirror-horizontal="false" draw:mirror-vertical="false" svg:viewBox="0 0 576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6" draw:text-style-name="P2" draw:layer="layout" svg:width="15.286cm" svg:height="4.823cm" svg:x="1.492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628cm" svg:y="11.522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10.096cm" svg:height="1.013cm" svg:x="0.71cm" svg:y="3.654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5.278cm" svg:height="1.013cm" svg:x="16.247cm" svg:y="3.568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96cm" svg:height="1.013cm" svg:x="0.458cm" svg:y="3.288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1.102cm" svg:height="1.013cm" svg:x="3.551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1</text:span><text:span text:style-name="T2">（</text:span><text:span text:style-name="T2">1</text:span><text:span text:style-name="T2">ファイル</text:span><text:span text:style-name="T2">;</text:span><text:span text:style-name="T5">次期仕様</text:span><text:span text:style-name="T2">）</text:span></text:p>
          <draw:enhanced-geometry draw:mirror-horizontal="false" draw:mirror-vertical="false" svg:viewBox="0 0 2110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57cm" svg:height="1.436cm" svg:x="7.005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cm" svg:height="1.013cm" svg:x="0.415cm" svg:y="9.733cm">
          <text:p text:style-name="P1"><text:span text:style-name="T2">- </text:span><text:span text:style-name="T2">コマンド</text:span><text:span text:style-name="T2">: ./tq.o in=data.ns3.ddf out=data.ns3.ddl </text:span><text:span text:style-name="T6">data=data.ns3.csv </text:span><text:span text:style-name="T2">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5" draw:text-style-name="P2" draw:layer="layout" svg:width="4.239cm" svg:height="4.395cm" svg:x="17.11cm" svg:y="4.288cm">
          <text:p text:style-name="P1"><text:span text:style-name="T4">Length,Weight</text:span></text:p>
          <text:p text:style-name="P1"><text:span text:style-name="T4">Quantity,Quantity</text:span></text:p>
          <text:p text:style-name="P1"><text:span text:style-name="T4">mm,kg</text:span></text:p>
          <text:p text:style-name="P1"><text:span text:style-name="T4">300,100</text:span></text:p>
          <text:p text:style-name="P1"><text:span text:style-name="T4">320,102</text:span></text:p>
          <text:p text:style-name="P1"><text:span text:style-name="T4">302,101</text:span></text:p>
          <text:p text:style-name="P1"><text:span text:style-name="T4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5" draw:text-style-name="P2" draw:layer="layout" svg:width="5.335cm" svg:height="0.843cm" svg:x="1.171cm" svg:y="7.732cm">
          <text:p text:style-name="P1"><text:span text:style-name="T4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5" draw:text-style-name="P4" draw:layer="layout" svg:width="7.629cm" svg:height="1.435cm" svg:x="1.171cm" svg:y="4.299cm">
          <text:p text:style-name="P1"><text:span text:style-name="T7">(#10$FILE$("data.ns3.csv"),</text:span></text:p>
          <text:p text:style-name="P1"><text:span text:style-name="T7">$:#10$</text:span><text:span text:style-name="T4">(#1[2],#2[2],#3[2],#4[4,2])</text:span><text:span text:style-name="T7">)</text:span></text:p>
          <draw:enhanced-geometry draw:mirror-horizontal="false" draw:mirror-vertical="false" svg:viewBox="0 0 763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6" draw:text-style-name="P2" draw:layer="layout" svg:width="15.286cm" svg:height="4.823cm" svg:x="1.279cm" svg:y="12.601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525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10.046cm" svg:height="1.013cm" svg:x="0.453cm" svg:y="6.733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9" draw:style-name="gr1" draw:text-style-name="P2" draw:layer="layout" svg:width="5.278cm" svg:height="1.013cm" svg:x="16.487cm" svg:y="3.273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2.407cm" svg:height="0.882cm" svg:x="0.093cm" svg:y="0.118cm">
          <draw:text-box>
            <text:p text:style-name="P3"><text:span text:style-name="T3">要検討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タイトルとコンテンツ" presentation:presentation-page-layout-name="AL2T11">
        <draw:custom-shape draw:name="テキスト ボックス 3" draw:style-name="gr1" draw:text-style-name="P2" draw:layer="layout" svg:width="9.067cm" svg:height="1.013cm" svg:x="0.455cm" svg:y="3.288cm">
          <text:p text:style-name="P1"><text:span text:style-name="T2">- </text:span><text:span text:style-name="T2">入力データ形式定義</text:span><text:span text:style-name="T2">: num.ddf</text:span></text:p>
          <draw:enhanced-geometry draw:mirror-horizontal="false" draw:mirror-vertical="false" svg:viewBox="0 0 906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0.467cm" svg:height="1.013cm" svg:x="3.644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2</text:span><text:span text:style-name="T2">（</text:span><text:span text:style-name="T2">1</text:span><text:span text:style-name="T2">ファイル</text:span><text:span text:style-name="T2">;</text:span><text:span text:style-name="T2">現仕様）</text:span></text:p>
          <draw:enhanced-geometry draw:mirror-horizontal="false" draw:mirror-vertical="false" svg:viewBox="0 0 2046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57cm" svg:height="1.436cm" svg:x="7.005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19.126cm" svg:height="1.013cm" svg:x="0.377cm" svg:y="9.449cm">
          <text:p text:style-name="P1"><text:span text:style-name="T2">- </text:span><text:span text:style-name="T2">コマンド</text:span><text:span text:style-name="T2">: ./tq.o in=num.ddf out=num.ddl data=num.csv -FT -Pprod <text:s/>-C</text:span></text:p>
          <draw:enhanced-geometry draw:mirror-horizontal="false" draw:mirror-vertical="false" svg:viewBox="0 0 191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5" draw:text-style-name="P2" draw:layer="layout" svg:width="4.239cm" svg:height="2.619cm" svg:x="16.361cm" svg:y="4.402cm">
          <text:p text:style-name="P1"><text:span text:style-name="T4">300,100</text:span></text:p>
          <text:p text:style-name="P1"><text:span text:style-name="T4">320,102</text:span></text:p>
          <text:p text:style-name="P1"><text:span text:style-name="T4">302,101</text:span></text:p>
          <text:p text:style-name="P1"><text:span text:style-name="T4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5" draw:text-style-name="P2" draw:layer="layout" svg:width="10.711cm" svg:height="0.843cm" svg:x="1.165cm" svg:y="7.425cm">
          <text:p text:style-name="P1"><text:span text:style-name="T4">$PI$(@(Length,Weight),Quantity($#4,@(mm,kg)))</text:span></text:p>
          <draw:enhanced-geometry draw:mirror-horizontal="false" draw:mirror-vertical="false" svg:viewBox="0 0 1071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5" draw:text-style-name="P2" draw:layer="layout" svg:width="3.046cm" svg:height="0.843cm" svg:x="1.165cm" svg:y="4.313cm">
          <text:p text:style-name="P1"><text:span text:style-name="T4">([4](#4[2]))</text:span></text:p>
          <draw:enhanced-geometry draw:mirror-horizontal="false" draw:mirror-vertical="false" svg:viewBox="0 0 304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6" draw:text-style-name="P2" draw:layer="layout" svg:width="15.286cm" svg:height="4.823cm" svg:x="1.273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496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9.017cm" svg:height="1.013cm" svg:x="0.44cm" svg:y="6.278cm">
          <text:p text:style-name="P1"><text:span text:style-name="T2">- </text:span><text:span text:style-name="T2">出力データ形式定義</text:span><text:span text:style-name="T2">: num.ddl</text:span></text:p>
          <draw:enhanced-geometry draw:mirror-horizontal="false" draw:mirror-vertical="false" svg:viewBox="0 0 901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4.245cm" svg:height="1.013cm" svg:x="15.75cm" svg:y="3.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タイトルとコンテンツ" presentation:presentation-page-layout-name="AL2T11">
        <draw:custom-shape draw:name="テキスト ボックス 3" draw:style-name="gr1" draw:text-style-name="P2" draw:layer="layout" svg:width="9.067cm" svg:height="1.013cm" svg:x="0.455cm" svg:y="3.288cm">
          <text:p text:style-name="P1"><text:span text:style-name="T2">- </text:span><text:span text:style-name="T2">入力データ形式定義</text:span><text:span text:style-name="T2">: num.ddf</text:span></text:p>
          <draw:enhanced-geometry draw:mirror-horizontal="false" draw:mirror-vertical="false" svg:viewBox="0 0 906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1.856cm" svg:height="1.013cm" svg:x="3.174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2</text:span><text:span text:style-name="T2">（</text:span><text:span text:style-name="T2">1</text:span><text:span text:style-name="T2">ファイル</text:span><text:span text:style-name="T2">;</text:span><text:span text:style-name="T5">次期仕様</text:span><text:span text:style-name="T5">(A)</text:span><text:span text:style-name="T2">）</text:span></text:p>
          <draw:enhanced-geometry draw:mirror-horizontal="false" draw:mirror-vertical="false" svg:viewBox="0 0 2110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57cm" svg:height="1.436cm" svg:x="7.005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19.126cm" svg:height="1.013cm" svg:x="0.377cm" svg:y="9.449cm">
          <text:p text:style-name="P1"><text:span text:style-name="T2">- </text:span><text:span text:style-name="T2">コマンド</text:span><text:span text:style-name="T2">: ./tq.o in=num.ddf out=num.ddl </text:span><text:span text:style-name="T8">data=num.csv</text:span><text:span text:style-name="T2"> -FT -Pprod <text:s/>-C</text:span></text:p>
          <draw:enhanced-geometry draw:mirror-horizontal="false" draw:mirror-vertical="false" svg:viewBox="0 0 191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5" draw:text-style-name="P2" draw:layer="layout" svg:width="4.239cm" svg:height="2.619cm" svg:x="16.361cm" svg:y="4.402cm">
          <text:p text:style-name="P1"><text:span text:style-name="T4">300,100</text:span></text:p>
          <text:p text:style-name="P1"><text:span text:style-name="T4">320,102</text:span></text:p>
          <text:p text:style-name="P1"><text:span text:style-name="T4">302,101</text:span></text:p>
          <text:p text:style-name="P1"><text:span text:style-name="T4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5" draw:text-style-name="P4" draw:layer="layout" svg:width="11.635cm" svg:height="0.843cm" svg:x="1.165cm" svg:y="7.425cm">
          <text:p text:style-name="P1"><text:span text:style-name="T4">$PI$(</text:span><text:span text:style-name="T7">$%$</text:span><text:span text:style-name="T4">(Length,Weight),Quantity($#4,</text:span><text:span text:style-name="T7">$%$</text:span><text:span text:style-name="T4">(mm,kg)))</text:span></text:p>
          <draw:enhanced-geometry draw:mirror-horizontal="false" draw:mirror-vertical="false" svg:viewBox="0 0 116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5" draw:text-style-name="P4" draw:layer="layout" svg:width="6.235cm" svg:height="1.435cm" svg:x="1.165cm" svg:y="4.313cm">
          <text:p text:style-name="P1"><text:span text:style-name="T7">((#10$FILE$("num.csv"),</text:span></text:p>
          <text:p text:style-name="P1"><text:span text:style-name="T7">$:#10$</text:span><text:span text:style-name="T4">([4](#4[2]))</text:span><text:span text:style-name="T7">)</text:span></text:p>
          <draw:enhanced-geometry draw:mirror-horizontal="false" draw:mirror-vertical="false" svg:viewBox="0 0 623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6" draw:text-style-name="P2" draw:layer="layout" svg:width="15.286cm" svg:height="4.823cm" svg:x="1.273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496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9.017cm" svg:height="1.013cm" svg:x="0.44cm" svg:y="6.278cm">
          <text:p text:style-name="P1"><text:span text:style-name="T2">- </text:span><text:span text:style-name="T2">出力データ形式定義</text:span><text:span text:style-name="T2">: num.ddl</text:span></text:p>
          <draw:enhanced-geometry draw:mirror-horizontal="false" draw:mirror-vertical="false" svg:viewBox="0 0 901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4.245cm" svg:height="1.013cm" svg:x="15.75cm" svg:y="3.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2.407cm" svg:height="0.882cm" svg:x="0.094cm" svg:y="0.118cm">
          <draw:text-box>
            <text:p text:style-name="P3"><text:span text:style-name="T3">要検討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96cm" svg:height="1.013cm" svg:x="0.458cm" svg:y="3.288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1.856cm" svg:height="1.013cm" svg:x="2.169cm" svg:y="1.6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3</text:span><text:span text:style-name="T2">（</text:span><text:span text:style-name="T2">2</text:span><text:span text:style-name="T2">ファイル</text:span><text:span text:style-name="T2">;</text:span><text:span text:style-name="T5">次期仕様</text:span><text:span text:style-name="T5">(A)</text:span><text:span text:style-name="T2">）</text:span></text:p>
          <draw:enhanced-geometry draw:mirror-horizontal="false" draw:mirror-vertical="false" svg:viewBox="0 0 2317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57cm" svg:height="1.436cm" svg:x="6.052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cm" svg:height="1.013cm" svg:x="0.415cm" svg:y="9.733cm">
          <text:p text:style-name="P1"><text:span text:style-name="T2">- </text:span><text:span text:style-name="T2">コマンド</text:span><text:span text:style-name="T2">: ./tq.o in=data.ns3.ddf out=data.ns3.ddl </text:span><text:span text:style-name="T6">data=data.ns3.csv </text:span><text:span text:style-name="T2">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5" draw:text-style-name="P2" draw:layer="layout" svg:width="4.239cm" svg:height="4.395cm" svg:x="19.005cm" svg:y="4.288cm">
          <text:p text:style-name="P1"><text:span text:style-name="T4">Length,Weight</text:span></text:p>
          <text:p text:style-name="P1"><text:span text:style-name="T4">Quantity,Quantity</text:span></text:p>
          <text:p text:style-name="P1"><text:span text:style-name="T4">mm,kg</text:span></text:p>
          <text:p text:style-name="P1"><text:span text:style-name="T4">300,100</text:span></text:p>
          <text:p text:style-name="P1"><text:span text:style-name="T4">320,102</text:span></text:p>
          <text:p text:style-name="P1"><text:span text:style-name="T4">302,101</text:span></text:p>
          <text:p text:style-name="P1"><text:span text:style-name="T4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5" draw:text-style-name="P2" draw:layer="layout" svg:width="5.335cm" svg:height="0.843cm" svg:x="1.171cm" svg:y="7.732cm">
          <text:p text:style-name="P1"><text:span text:style-name="T4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5" draw:text-style-name="P4" draw:layer="layout" svg:width="9.029cm" svg:height="2.026cm" svg:x="1.171cm" svg:y="4.299cm">
          <text:p text:style-name="P1"><text:span text:style-name="T7">(#10$FILE$("data.ns3.csv"),</text:span></text:p>
          <text:p text:style-name="P1"><text:span text:style-name="T7">#11$FILE$("num.csv"),</text:span></text:p>
          <text:p text:style-name="P1"><text:span text:style-name="T7">$:#10$</text:span><text:span text:style-name="T4">(#1[2],#2[2],#3[2],$#4</text:span><text:span text:style-name="T7">$:#11$</text:span><text:span text:style-name="T4">[4,2])</text:span><text:span text:style-name="T7">)</text:span></text:p>
          <draw:enhanced-geometry draw:mirror-horizontal="false" draw:mirror-vertical="false" svg:viewBox="0 0 9030 20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6" draw:text-style-name="P2" draw:layer="layout" svg:width="15.286cm" svg:height="4.823cm" svg:x="1.279cm" svg:y="12.601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525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10.046cm" svg:height="1.013cm" svg:x="0.453cm" svg:y="6.733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9" draw:style-name="gr1" draw:text-style-name="P2" draw:layer="layout" svg:width="5.278cm" svg:height="1.013cm" svg:x="18.381cm" svg:y="3.273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5" draw:text-style-name="P2" draw:layer="layout" svg:width="4.239cm" svg:height="2.619cm" svg:x="13.402cm" svg:y="4.261cm">
          <text:p text:style-name="P1"><text:span text:style-name="T4">300,100</text:span></text:p>
          <text:p text:style-name="P1"><text:span text:style-name="T4">320,102</text:span></text:p>
          <text:p text:style-name="P1"><text:span text:style-name="T4">302,101</text:span></text:p>
          <text:p text:style-name="P1"><text:span text:style-name="T4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4" draw:style-name="gr1" draw:text-style-name="P2" draw:layer="layout" svg:width="4.245cm" svg:height="1.013cm" svg:x="12.792cm" svg:y="3.2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2.407cm" svg:height="0.882cm" svg:x="0.094cm" svg:y="0.118cm">
          <draw:text-box>
            <text:p text:style-name="P3"><text:span text:style-name="T3">要検討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タイトルとコンテンツ" presentation:presentation-page-layout-name="AL2T11">
        <draw:custom-shape draw:name="テキスト ボックス 3" draw:style-name="gr1" draw:text-style-name="P4" draw:layer="layout" svg:width="9.067cm" svg:height="1.013cm" svg:x="0.455cm" svg:y="3.288cm">
          <text:p text:style-name="P1"><text:span text:style-name="T2">- </text:span><text:span text:style-name="T2">入力データ形式定義</text:span><text:span text:style-name="T2">: num.ddf</text:span></text:p>
          <draw:enhanced-geometry draw:mirror-horizontal="false" draw:mirror-vertical="false" svg:viewBox="0 0 906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4" draw:layer="layout" svg:width="21.834cm" svg:height="1.013cm" svg:x="3.184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2</text:span><text:span text:style-name="T2">（</text:span><text:span text:style-name="T2">1</text:span><text:span text:style-name="T2">ファイル</text:span><text:span text:style-name="T2">;</text:span><text:span text:style-name="T5">次期仕様</text:span><text:span text:style-name="T5">(B)</text:span><text:span text:style-name="T2">）</text:span></text:p>
          <draw:enhanced-geometry draw:mirror-horizontal="false" draw:mirror-vertical="false" svg:viewBox="0 0 2110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4" draw:layer="layout" svg:width="12.357cm" svg:height="1.436cm" svg:x="7.005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4" draw:layer="layout" svg:width="19.126cm" svg:height="1.013cm" svg:x="0.377cm" svg:y="9.449cm">
          <text:p text:style-name="P1"><text:span text:style-name="T2">- </text:span><text:span text:style-name="T2">コマンド</text:span><text:span text:style-name="T2">: ./tq.o in=num.ddf out=num.ddl </text:span><text:span text:style-name="T8">data=num.csv</text:span><text:span text:style-name="T2"> -FT -Pprod <text:s/>-C</text:span></text:p>
          <draw:enhanced-geometry draw:mirror-horizontal="false" draw:mirror-vertical="false" svg:viewBox="0 0 191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5" draw:text-style-name="P4" draw:layer="layout" svg:width="4.239cm" svg:height="2.619cm" svg:x="16.361cm" svg:y="4.402cm">
          <text:p text:style-name="P1"><text:span text:style-name="T4">300,100</text:span></text:p>
          <text:p text:style-name="P1"><text:span text:style-name="T4">320,102</text:span></text:p>
          <text:p text:style-name="P1"><text:span text:style-name="T4">302,101</text:span></text:p>
          <text:p text:style-name="P1"><text:span text:style-name="T4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5" draw:text-style-name="P4" draw:layer="layout" svg:width="13.035cm" svg:height="0.843cm" svg:x="1.165cm" svg:y="7.425cm">
          <text:p text:style-name="P1"><text:span text:style-name="T4">$PI$(</text:span><text:span text:style-name="T7">$BIND$</text:span><text:span text:style-name="T4">(Length,Weight),Quantity($#4,</text:span><text:span text:style-name="T7">$BIND$</text:span><text:span text:style-name="T4">(mm,kg)))</text:span></text:p>
          <draw:enhanced-geometry draw:mirror-horizontal="false" draw:mirror-vertical="false" svg:viewBox="0 0 116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5" draw:text-style-name="P4" draw:layer="layout" svg:width="6.235cm" svg:height="1.435cm" svg:x="1.165cm" svg:y="4.313cm">
          <text:p text:style-name="P1"><text:span text:style-name="T7">((#10$FILE$("num.csv"),</text:span></text:p>
          <text:p text:style-name="P1"><text:span text:style-name="T7">$BIND:#10[]$</text:span><text:span text:style-name="T4">([4](#4[2]))</text:span><text:span text:style-name="T7">)</text:span></text:p>
          <draw:enhanced-geometry draw:mirror-horizontal="false" draw:mirror-vertical="false" svg:viewBox="0 0 623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6" draw:text-style-name="P4" draw:layer="layout" svg:width="15.286cm" svg:height="4.823cm" svg:x="1.273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4" draw:layer="layout" svg:width="2.739cm" svg:height="1.013cm" svg:x="0.376cm" svg:y="11.496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4" draw:layer="layout" svg:width="9.017cm" svg:height="1.013cm" svg:x="0.44cm" svg:y="6.278cm">
          <text:p text:style-name="P1"><text:span text:style-name="T2">- </text:span><text:span text:style-name="T2">出力データ形式定義</text:span><text:span text:style-name="T2">: num.ddl</text:span></text:p>
          <draw:enhanced-geometry draw:mirror-horizontal="false" draw:mirror-vertical="false" svg:viewBox="0 0 901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4" draw:layer="layout" svg:width="4.245cm" svg:height="1.013cm" svg:x="15.75cm" svg:y="3.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2.407cm" svg:height="0.882cm" svg:x="0.094cm" svg:y="0.118cm">
          <draw:text-box>
            <text:p text:style-name="P3"><text:span text:style-name="T3">要検討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タイトルとコンテンツ" presentation:presentation-page-layout-name="AL2T11">
        <draw:custom-shape draw:name="テキスト ボックス 3" draw:style-name="gr1" draw:text-style-name="P4" draw:layer="layout" svg:width="10.096cm" svg:height="1.013cm" svg:x="0.458cm" svg:y="3.288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4" draw:layer="layout" svg:width="21.834cm" svg:height="1.013cm" svg:x="2.179cm" svg:y="1.6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3</text:span><text:span text:style-name="T2">（</text:span><text:span text:style-name="T2">2</text:span><text:span text:style-name="T2">ファイル</text:span><text:span text:style-name="T2">;</text:span><text:span text:style-name="T5">次期仕様</text:span><text:span text:style-name="T5">(B)</text:span><text:span text:style-name="T2">）</text:span></text:p>
          <draw:enhanced-geometry draw:mirror-horizontal="false" draw:mirror-vertical="false" svg:viewBox="0 0 2317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4" draw:layer="layout" svg:width="12.357cm" svg:height="1.436cm" svg:x="6.052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4" draw:layer="layout" svg:width="22.22cm" svg:height="1.013cm" svg:x="0.415cm" svg:y="9.733cm">
          <text:p text:style-name="P1"><text:span text:style-name="T2">- </text:span><text:span text:style-name="T2">コマンド</text:span><text:span text:style-name="T2">: ./tq.o in=data.ns3.ddf out=data.ns3.ddl </text:span><text:span text:style-name="T6">data=data.ns3.csv </text:span><text:span text:style-name="T2">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5" draw:text-style-name="P4" draw:layer="layout" svg:width="4.239cm" svg:height="4.395cm" svg:x="19.005cm" svg:y="4.288cm">
          <text:p text:style-name="P1"><text:span text:style-name="T4">Length,Weight</text:span></text:p>
          <text:p text:style-name="P1"><text:span text:style-name="T4">Quantity,Quantity</text:span></text:p>
          <text:p text:style-name="P1"><text:span text:style-name="T4">mm,kg</text:span></text:p>
          <text:p text:style-name="P1"><text:span text:style-name="T4">300,100</text:span></text:p>
          <text:p text:style-name="P1"><text:span text:style-name="T4">320,102</text:span></text:p>
          <text:p text:style-name="P1"><text:span text:style-name="T4">302,101</text:span></text:p>
          <text:p text:style-name="P1"><text:span text:style-name="T4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5" draw:text-style-name="P4" draw:layer="layout" svg:width="5.335cm" svg:height="0.843cm" svg:x="0.971cm" svg:y="7.732cm">
          <text:p text:style-name="P1"><text:span text:style-name="T4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5" draw:text-style-name="P4" draw:layer="layout" svg:width="11.629cm" svg:height="1.435cm" svg:x="0.871cm" svg:y="4.299cm">
          <text:p text:style-name="P1"><text:span text:style-name="T7">(#10$FILE$("data.ns3.csv"),#11$FILE$("num.csv"),</text:span></text:p>
          <text:p text:style-name="P1"><text:span text:style-name="T7">$BIND:#10[]$</text:span><text:span text:style-name="T4">(#1[2],#2[2],#3[2],$#4</text:span><text:span text:style-name="T7">$BIND:#11[]$</text:span><text:span text:style-name="T4">[4,2])</text:span><text:span text:style-name="T7">)</text:span></text:p>
          <draw:enhanced-geometry draw:mirror-horizontal="false" draw:mirror-vertical="false" svg:viewBox="0 0 9030 20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6" draw:text-style-name="P4" draw:layer="layout" svg:width="15.286cm" svg:height="4.823cm" svg:x="1.279cm" svg:y="12.601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4" draw:layer="layout" svg:width="2.739cm" svg:height="1.013cm" svg:x="0.376cm" svg:y="11.525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4" draw:layer="layout" svg:width="10.046cm" svg:height="1.013cm" svg:x="0.453cm" svg:y="6.733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9" draw:style-name="gr1" draw:text-style-name="P4" draw:layer="layout" svg:width="5.278cm" svg:height="1.013cm" svg:x="18.381cm" svg:y="3.273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5" draw:text-style-name="P4" draw:layer="layout" svg:width="4.239cm" svg:height="2.619cm" svg:x="13.402cm" svg:y="4.261cm">
          <text:p text:style-name="P1"><text:span text:style-name="T4">300,100</text:span></text:p>
          <text:p text:style-name="P1"><text:span text:style-name="T4">320,102</text:span></text:p>
          <text:p text:style-name="P1"><text:span text:style-name="T4">302,101</text:span></text:p>
          <text:p text:style-name="P1"><text:span text:style-name="T4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4" draw:style-name="gr1" draw:text-style-name="P4" draw:layer="layout" svg:width="4.245cm" svg:height="1.013cm" svg:x="12.792cm" svg:y="3.2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2.407cm" svg:height="0.882cm" svg:x="0.094cm" svg:y="0.118cm">
          <draw:text-box>
            <text:p text:style-name="P3"><text:span text:style-name="T3">要検討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タイトル_20_スライド-background" style:display-name="タイトル スライド-background" style:family="presentation">
      <style:graphic-properties draw:stroke="none" draw:fill="solid" draw:fill-color="#ffffff"/>
      <style:text-properties style:letter-kerning="true"/>
    </style:style>
    <style:style style:name="タイトル_20_スライド-backgroundobjects" style:display-name="タイトル スライド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_20_スライド-notes" style:display-name="タイトル スライド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_20_スライド-outline1" style:display-name="タイトル スライド-outline1" style:family="presentation">
      <style:graphic-properties draw:stroke="none" draw:fill="none" draw:auto-grow-height="false" draw:fit-to-size="shrink-to-fit">
        <text:list-style style:name="タイトル_20_スライド-outline1" style:display-name="タイトル 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1" fo:font-family="Calibri" fo:font-size="32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_20_スライド-outline2" style:display-name="タイトル スライド-outline2" style:family="presentation" style:parent-style-name="タイトル_20_スライド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タイトル_20_スライド-outline3" style:display-name="タイトル スライド-outline3" style:family="presentation" style:parent-style-name="タイトル_20_スライド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4" style:display-name="タイトル スライド-outline4" style:family="presentation" style:parent-style-name="タイトル_20_スライド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5" style:display-name="タイトル スライド-outline5" style:family="presentation" style:parent-style-name="タイトル_20_スライド-outline4">
      <style:paragraph-properties fo:margin-top="0.1cm" fo:margin-bottom="0cm"/>
      <style:text-properties fo:font-size="20pt" style:font-size-asian="20pt" style:font-size-complex="20pt"/>
    </style:style>
    <style:style style:name="タイトル_20_スライド-outline6" style:display-name="タイトル スライド-outline6" style:family="presentation" style:parent-style-name="タイトル_20_スライド-outline5">
      <style:paragraph-properties fo:margin-top="0.1cm" fo:margin-bottom="0cm"/>
      <style:text-properties fo:font-size="20pt" style:font-size-asian="20pt" style:font-size-complex="20pt"/>
    </style:style>
    <style:style style:name="タイトル_20_スライド-outline7" style:display-name="タイトル スライド-outline7" style:family="presentation" style:parent-style-name="タイトル_20_スライド-outline6">
      <style:paragraph-properties fo:margin-top="0.1cm" fo:margin-bottom="0cm"/>
      <style:text-properties fo:font-size="20pt" style:font-size-asian="20pt" style:font-size-complex="20pt"/>
    </style:style>
    <style:style style:name="タイトル_20_スライド-outline8" style:display-name="タイトル スライド-outline8" style:family="presentation" style:parent-style-name="タイトル_20_スライド-outline7">
      <style:paragraph-properties fo:margin-top="0.1cm" fo:margin-bottom="0cm"/>
      <style:text-properties fo:font-size="20pt" style:font-size-asian="20pt" style:font-size-complex="20pt"/>
    </style:style>
    <style:style style:name="タイトル_20_スライド-outline9" style:display-name="タイトル スライド-outline9" style:family="presentation" style:parent-style-name="タイトル_20_スライド-outline8">
      <style:paragraph-properties fo:margin-top="0.1cm" fo:margin-bottom="0cm"/>
      <style:text-properties fo:font-size="20pt" style:font-size-asian="20pt" style:font-size-complex="20pt"/>
    </style:style>
    <style:style style:name="タイトル_20_スライド-subtitle" style:display-name="タイトル スライド-subtitle" style:family="presentation">
      <style:graphic-properties draw:stroke="none" draw:fill="none" draw:textarea-vertical-align="middle">
        <text:list-style style:name="タイトル_20_スライド-subtitle" style:display-name="タイトル スライド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_20_スライド-title" style:display-name="タイトル スライド-title" style:family="presentation">
      <style:graphic-properties draw:stroke="none" draw:fill="none" draw:textarea-vertical-align="middle">
        <text:list-style style:name="タイトル_20_スライド-title" style:display-name="タイトル スライド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1" fo:font-family="Calibri" fo:font-size="18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background" style:family="presentation">
      <style:graphic-properties draw:stroke="none" draw:fill="solid" draw:fill-color="#ffffff"/>
      <style:text-properties style:letter-kerning="true"/>
    </style:style>
    <style:style style:name="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コンテンツ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1" style:family="presentation">
      <style:graphic-properties draw:stroke="none" draw:fill="none" draw:auto-grow-height="false" draw:fit-to-size="shrink-to-fit">
        <text:list-style style:name="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1" fo:font-family="Calibri" fo:font-size="32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outline2" style:family="presentation" style:parent-style-name="タイトルとコンテンツ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タイトルとコンテンツ-outline3" style:family="presentation" style:parent-style-name="タイトルとコンテンツ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とコンテンツ-outline4" style:family="presentation" style:parent-style-name="タイトルとコンテンツ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とコンテンツ-outline5" style:family="presentation" style:parent-style-name="タイトルとコンテンツ-outline4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6" style:family="presentation" style:parent-style-name="タイトルとコンテンツ-outline5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7" style:family="presentation" style:parent-style-name="タイトルとコンテンツ-outline6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8" style:family="presentation" style:parent-style-name="タイトルとコンテンツ-outline7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9" style:family="presentation" style:parent-style-name="タイトルとコンテンツ-outline8">
      <style:paragraph-properties fo:margin-top="0.1cm" fo:margin-bottom="0cm"/>
      <style:text-properties fo:font-size="20pt" style:font-size-asian="20pt" style:font-size-complex="20pt"/>
    </style:style>
    <style:style style:name="タイトルとコンテンツ-subtitle" style:family="presentation">
      <style:graphic-properties draw:stroke="none" draw:fill="none" draw:textarea-vertical-align="middle">
        <text:list-style style:name="タイトルとコンテンツ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コンテンツ-title" style:family="presentation">
      <style:graphic-properties draw:stroke="none" draw:fill="none" draw:textarea-vertical-align="middle">
        <text:list-style style:name="タイトルとコンテンツ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1" fo:font-family="Calibri" fo:font-size="18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タイトル_20_スライド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タイトル_20_スライド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タイトル_20_スライド-backgroundobjects">
      <style:graphic-properties draw:stroke="none" draw:fill="none" draw:fill-color="#ffffff" draw:auto-grow-height="false" fo:min-height="1.485cm"/>
    </style:style>
    <style:style style:name="Mpr4" style:family="presentation" style:parent-style-name="タイトル_20_スライド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タイトルとコンテンツ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タイトルとコンテンツ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タイトルとコンテンツ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タイトルとコンテンツ-backgroundobjects">
      <style:graphic-properties draw:stroke="none" draw:fill="none" draw:fill-color="#ffffff" draw:auto-grow-height="false" fo:min-height="1.485cm"/>
    </style:style>
    <style:style style:name="Mpr9" style:family="presentation" style:parent-style-name="タイトルとコンテンツ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タイトル_20_スライド" style:display-name="タイトル スライド" style:page-layout-name="PM1" draw:style-name="Mdp1">
      <draw:frame draw:name="タイトル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マスター タイトルの書式設定</text:span></text:p>
        </draw:text-box>
      </draw:frame>
      <draw:frame draw:name="日付プレースホルダー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20-06-14">6/14/20</text:date></text:span></text:p>
        </draw:text-box>
      </draw:frame>
      <draw:frame draw:name="フッター プレースホルダー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スライド番号プレースホルダー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タイトル_20_スライド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タイトル_20_スライド-title" draw:layer="backgroundobjects" svg:width="14.848cm" svg:height="11.136cm" svg:x="3.075cm" svg:y="2.257cm" presentation:class="page"/>
        <draw:frame presentation:style-name="タイトル_20_スライド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タイトルとコンテンツ" style:page-layout-name="PM1" draw:style-name="Mdp1">
      <draw:frame draw:name="タイトル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マスター タイトルの書式設定</text:span></text:p>
        </draw:text-box>
      </draw:frame>
      <draw:frame draw:name="コンテンツ プレースホルダー 2" presentation:style-name="Mpr6" draw:text-style-name="MP12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マスター テキストの書式設定</text:span></text:p>
              <text:list>
                <text:list-item>
                  <text:p text:style-name="MP9"><text:span text:style-name="MT5">第 </text:span><text:span text:style-name="MT5">2 </text:span><text:span text:style-name="MT5">レベル</text:span></text:p>
                  <text:list>
                    <text:list-item>
                      <text:p text:style-name="MP10"><text:span text:style-name="MT6">第 </text:span><text:span text:style-name="MT6">3 </text:span><text:span text:style-name="MT6">レベル</text:span></text:p>
                      <text:list>
                        <text:list-item>
                          <text:p text:style-name="MP11"><text:span text:style-name="MT7">第 </text:span><text:span text:style-name="MT7">4 </text:span><text:span text:style-name="MT7">レベル</text:span></text:p>
                          <text:list>
                            <text:list-item>
                              <text:p text:style-name="MP11"><text:span text:style-name="MT7">第 </text:span><text:span text:style-name="MT7">5 </text:span><text:span text:style-name="MT7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ー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20-06-14">6/14/20</text:date></text:span></text:p>
        </draw:text-box>
      </draw:frame>
      <draw:frame draw:name="フッター プレースホルダー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スライド番号プレースホルダー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タイトルとコンテンツ-title" draw:layer="backgroundobjects" svg:width="14.848cm" svg:height="11.136cm" svg:x="3.075cm" svg:y="2.257cm" presentation:class="page"/>
        <draw:frame presentation:style-name="タイトルと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プレゼンテーション</dc:title>
    <meta:initial-creator>AMANO KOU</meta:initial-creator>
    <meta:editing-cycles>81</meta:editing-cycles>
    <meta:creation-date>2020-04-16T04:11:41</meta:creation-date>
    <dc:date>2020-06-14T15:51:54.499555561</dc:date>
    <meta:editing-duration>PT5H9M26S</meta:editing-duration>
    <meta:generator>LibreOffice/4.3.0.4$MacOSX_X86_64 LibreOffice_project/62ad5818884a2fc2e5780dd45466868d41009ec0</meta:generator>
    <meta:document-statistic meta:object-count="168"/>
    <meta:user-defined meta:name="AppVersion">14.0000</meta:user-defined>
    <meta:user-defined meta:name="Company">RIK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画面に合わせる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